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shelfmark</text:p>
          </table:table-cell>
          <table:table-cell table:style-name="ce2" office:value-type="string" calcext:value-type="string">
            <text:p>mh</text:p>
          </table:table-cell>
          <table:table-cell table:style-name="ce1" office:value-type="string" calcext:value-type="string">
            <text:p>edited</text:p>
          </table:table-cell>
        </table:table-row>
        <table:table-row table:style-name="ro1">
          <table:table-cell office:value-type="string" calcext:value-type="string">
            <text:p>B 11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4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6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7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19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2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3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4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5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6-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6-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7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29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5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6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39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1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43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B 144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string" calcext:value-type="string">
            <text:p>B 145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B 146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B 147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B 149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B 150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B 151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B 152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B 153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B 154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B 155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B 156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B 157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B 159</text:p>
          </table:table-cell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string" calcext:value-type="string">
            <text:p>B 161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string" calcext:value-type="string">
            <text:p>B 163</text:p>
          </table:table-cell>
          <table:table-cell office:value-type="float" office:value="656" calcext:value-type="float">
            <text:p>656</text:p>
          </table:table-cell>
          <table:table-cell/>
        </table:table-row>
        <table:table-row table:style-name="ro1">
          <table:table-cell office:value-type="string" calcext:value-type="string">
            <text:p>B 164</text:p>
          </table:table-cell>
          <table:table-cell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B 165</text:p>
          </table:table-cell>
          <table:table-cell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string" calcext:value-type="string">
            <text:p>B 169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string" calcext:value-type="string">
            <text:p>B 170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string" calcext:value-type="string">
            <text:p>B 171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string" calcext:value-type="string">
            <text:p>B 172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string" calcext:value-type="string">
            <text:p>B 173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string" calcext:value-type="string">
            <text:p>B 174</text:p>
          </table:table-cell>
          <table:table-cell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string" calcext:value-type="string">
            <text:p>B 175</text:p>
          </table:table-cell>
          <table:table-cell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string" calcext:value-type="string">
            <text:p>B 17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77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B 178</text:p>
          </table:table-cell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B 179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B 180</text:p>
          </table:table-cell>
          <table:table-cell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string" calcext:value-type="string">
            <text:p>B 181</text:p>
          </table:table-cell>
          <table:table-cell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string" calcext:value-type="string">
            <text:p>B 182</text:p>
          </table:table-cell>
          <table:table-cell office:value-type="float" office:value="653" calcext:value-type="float">
            <text:p>653</text:p>
          </table:table-cell>
          <table:table-cell/>
        </table:table-row>
        <table:table-row table:style-name="ro1">
          <table:table-cell office:value-type="string" calcext:value-type="string">
            <text:p>B 183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B 184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string" calcext:value-type="string">
            <text:p>B 185</text:p>
          </table:table-cell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B 187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B 188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B 189</text:p>
          </table:table-cell>
          <table:table-cell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string" calcext:value-type="string">
            <text:p>B 19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1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string" calcext:value-type="string">
            <text:p>B 192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B 193</text:p>
          </table:table-cell>
          <table:table-cell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string" calcext:value-type="string">
            <text:p>B 194</text:p>
          </table:table-cell>
          <table:table-cell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string" calcext:value-type="string">
            <text:p>B 19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 196</text:p>
          </table:table-cell>
          <table:table-cell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string" calcext:value-type="string">
            <text:p>B 197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B 198</text:p>
          </table:table-cell>
          <table:table-cell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string" calcext:value-type="string">
            <text:p>B 199</text:p>
          </table:table-cell>
          <table:table-cell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string" calcext:value-type="string">
            <text:p>B 200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string" calcext:value-type="string">
            <text:p>B 201</text:p>
          </table:table-cell>
          <table:table-cell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string" calcext:value-type="string">
            <text:p>B 202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string" calcext:value-type="string">
            <text:p>B 203</text:p>
          </table:table-cell>
          <table:table-cell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string" calcext:value-type="string">
            <text:p>B 204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B 205</text:p>
          </table:table-cell>
          <table:table-cell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string" calcext:value-type="string">
            <text:p>B 208</text:p>
          </table:table-cell>
          <table:table-cell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string" calcext:value-type="string">
            <text:p>B 209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B 210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string" calcext:value-type="string">
            <text:p>B 211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string" calcext:value-type="string">
            <text:p>B 212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B 213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string" calcext:value-type="string">
            <text:p>B 214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B 215</text:p>
          </table:table-cell>
          <table:table-cell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string" calcext:value-type="string">
            <text:p>B 216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B 217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string" calcext:value-type="string">
            <text:p>B 218</text:p>
          </table:table-cell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string" calcext:value-type="string">
            <text:p>B 219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B 220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string" calcext:value-type="string">
            <text:p>B 221</text:p>
          </table:table-cell>
          <table:table-cell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string" calcext:value-type="string">
            <text:p>B 222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string" calcext:value-type="string">
            <text:p>B 223</text:p>
          </table:table-cell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string" calcext:value-type="string">
            <text:p>B 224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string" calcext:value-type="string">
            <text:p>B 225</text:p>
          </table:table-cell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string" calcext:value-type="string">
            <text:p>B 226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B 227</text:p>
          </table:table-cell>
          <table:table-cell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string" calcext:value-type="string">
            <text:p>B 276</text:p>
          </table:table-cell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string" calcext:value-type="string">
            <text:p>E 68</text:p>
          </table:table-cell>
          <table:table-cell office:value-type="string" calcext:value-type="string">
            <text:p>deest</text:p>
          </table:table-cell>
          <table:table-cell/>
        </table:table-row>
        <table:table-row table:style-name="ro1">
          <table:table-cell office:value-type="string" calcext:value-type="string">
            <text:p>E 69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F 25</text:p>
          </table:table-cell>
          <table:table-cell office:value-type="string" calcext:value-type="string">
            <text:p>deest</text:p>
          </table:table-cell>
          <table:table-cell/>
        </table:table-row>
        <table:table-row table:style-name="ro1">
          <table:table-cell office:value-type="string" calcext:value-type="string">
            <text:p>F 26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F 27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F 2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 29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string" calcext:value-type="string">
            <text:p>F 30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string" calcext:value-type="string">
            <text:p>H 21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 1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 4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K 4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K 4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K 4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K 4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K 50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 17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10484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3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.00.0000</text:date>, <text:time style:data-style-name="N2" text:time-value="09:34:50.5730267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9T13:38:55.439386532</meta:creation-date>
    <dc:date>2022-06-03T09:37:12.628939901</dc:date>
    <meta:editing-duration>PT2H49M1S</meta:editing-duration>
    <meta:editing-cycles>48</meta:editing-cycles>
    <meta:generator>LibreOffice/7.3.3.2$Linux_X86_64 LibreOffice_project/30$Build-2</meta:generator>
    <meta:document-statistic meta:table-count="1" meta:cell-count="293" meta:object-count="0"/>
  </office:meta>
</office:document-meta>
</file>